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Myriad Web', Verdana,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paragraph-properties fo:margin-left="0in" fo:margin-right="0in" fo:text-align="start" style:justify-single-word="false" fo:orphans="2" fo:widows="2" fo:text-indent="0in" style:auto-text-indent="false"/>
    </style:style>
    <style:style style:name="P8" style:family="paragraph" style:parent-style-name="Quotations" style:list-style-name="L4"/>
    <style:style style:name="P9" style:family="paragraph" style:parent-style-name="Quotations" style:list-style-name="L5"/>
    <style:style style:name="P10" style:family="paragraph" style:parent-style-name="Quotations" style:list-style-name="L4">
      <style:paragraph-properties fo:margin-top="0in" fo:margin-bottom="0in"/>
    </style:style>
    <style:style style:name="P11" style:family="paragraph" style:parent-style-name="Quotations" style:list-style-name="L5">
      <style:paragraph-properties fo:margin-top="0in" fo:margin-bottom="0in"/>
    </style:style>
    <style:style style:name="T1" style:family="text">
      <style:text-properties fo:font-weight="bold"/>
    </style:style>
    <style:style style:name="T2" style:family="text">
      <style:text-properties style:text-line-through-style="solid"/>
    </style:style>
    <style:style style:name="T3" style:family="text">
      <style:text-properties fo:font-variant="normal" fo:text-transform="none" fo:color="#212529" style:font-name="Open Sans" fo:font-size="10.5pt" fo:letter-spacing="normal" fo:font-style="normal" fo:font-weight="normal"/>
    </style:style>
    <style:style style:name="T4" style:family="text">
      <style:text-properties fo:font-variant="normal" fo:text-transform="none" fo:color="#027abb" style:text-line-through-style="none" style:font-name="Open Sans" fo:font-size="10.5pt" fo:letter-spacing="normal" fo:font-style="normal" style:text-underline-style="none" fo:font-weight="normal" style:text-blinking="false" fo:background-color="transparen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Hi Steffen,</text:p>
      <text:p text:style-name="Text_20_body">Indeed, this problem is weighing heavy on my mind. I think it will be the thing that does me in, at the rate it's going. Anyway, I cannot express how helpful yours, Steve's and Dave's input has been, but I will try:</text:p>
      <text:p text:style-name="Text_20_body">Your question "How does military justice relate to your problem" focused my deliberation. I realize that even though I've reached some conclusion, I'm doing a poor job of articulating my reasoning intelligibly. The help is that it points out I need to focus more on intelligibility. I think I have the answer below [1] how my problem relates to military justice.</text:p>
      <text:p text:style-name="Text_20_body">Steve's points that "It can't be said that gymnastics judges are guaranteed to be impartial due to naturally occurring biases based on nationality", and "Military judges are capable of being impartial" (also implying that *any* judge is capable of impartiality), show that I've made my points unconvincing, and helped me understand the defects in my explanation, which I will briefly touch on in [2] and [3]. His point that "Duty of loyalty is an ambiguous term" indicates I haven't qualified the term sufficiently as a technical term, rather than plain lay language. I'll touch it in [4].</text:p>
      <text:p text:style-name="Text_20_body">Having this feedback available is invaluable to me.</text:p>
      <text:p text:style-name="Text_20_body">To directly answer to your query, for which I am grateful:</text:p>
      <text:p text:style-name="Text_20_body">The last two of your assumptions are correct, but the first three are not. I attempt to clarify below.</text:p>
      <text:p text:style-name="Text_20_body">1a. I did not lose the appeal. Rather, Patrick Gleeson (the judge in question, I will refer to him as PG), is holding my proceeding hostage and preventing it from advancing as the Federal Court Rules (FCR) say it should. PG ruled [7] on a Motion for Summary Judgment brought by the Government that the proceeding be dismissed. I appealed PG's judgment to the Federal Court of Appeal, seeking the sole remedy that PG judgement be quashed, which granted [8] the appeal, meaning PG's judgment is quashed. The FCA judment itself is riddled with problems, which I do not list here, but will list in the eventual paper I must write to the House of Common. Following this FCA judgement, PG and the Goverment reached an agreement to do nothing further on the proceeding. PG considers himself "seized of the proceeding" and the agreement came at a "Case Management Conference", held at PG's initiative. PG is not entitled to hold or initiate such a conference. He said he was seized [9] of the proceeding (there is no such ability for a judge to attach himself to a proceeding per FCR). Being "seized" he holds three motions in permanent "abeyance", preventing the proceeding from continuing. PG is holding my proceeding in limbo. My opinion is that a finding that the Government facilitates money laundering is undesireable, and would be an existential crisis, which caused it to appoint PG as judge, and have him "take care of the problem". PG was appointed after I wrote to the Goverment warning I would likely initiate the proceeding (claiming money laundering) that PG is now "seized" to and prevents from proceeding. It is a "creative" solution, but not a legal one, and is not a defense on the merits. This solution does not answer the question "Is the Government facilitating money laundering or not", but prevents the question from receiving any answer, affirmative or negative.</text:p>
      <text:p text:style-name="Text_20_body">1b. My "paper" is not in response to anything that happened to the appeal. The request to the House of Commons should, and could have come, even if my "four gold coin" issue never occurred, because judges like PG are appointed by the Government all the time. Being personally affected by the loss of my coins, simply brought a pre-existing issue to my attention. I say above that PG was appointed specifically to deal with my claim of facilitating money laundering (which I would detail in the "paper"), so the request would have analyzed a different judge's appointment. I have more experience with PG's appointment and as a result I'm able to make a more detailed request by relying on my own experience, than I would with another judge. In short, correlation is not causality. You can say that my "paper" is <text:span text:style-name="T1">in relation to</text:span>, but not <text:span text:style-name="T2">in response to</text:span> my proceeding.</text:p>
      <text:p text:style-name="Text_20_body">2. The issue is not that there is no court to hear me, but that there are two distinct issues, one of which is not in the domain of the courts, and the other which is squarely the jurisdiction of the <text:soft-page-break/>Federal Court but it is unwilling to hear, although it is required to.</text:p>
      <text:p text:style-name="Text_20_body">2a. The <text:span text:style-name="T1">issue which is not for the courts to decide</text:span> is that Federal Court judges are (currently, routinely) appointed by the Minister of Justice, who does not have the power to appoint judges. On a common-sense basis, decisions of ministers are (or should be) challengeable in court, but in the case of an appointment proven to be improper, the Court lacks the ability to remedy a bad decision, because judges cannot be ordered off the bench by another judge. A bad appointment can only be remedied by Parliament (House of Commons + Senate), by jointly requesting the removal be made by the Governor General. Thus, the decision to remedy a bad appointment must be considered/debated by Parliament (not government).</text:p>
      <text:p text:style-name="Text_20_body">2b. The <text:span text:style-name="T1">issue which is for the Federal Court to decide</text:span> is the proceeding which set my stress in motion. That proceeding is an ordinary action in the Federal Court in which I claim that my 4 gold coins and 20 silver coins are improperly seized. Technically, that action seeks that a Minister's Decision (ie, the one deciding that the seizure is proper), be set aside. I'll be happy to post the originating claim and related docs, so I don't need to reproduce them here (they are public record, but somewhat difficult to find/access from the Federal Court). The <text:span text:style-name="T1">critical detail</text:span> is that this proceeding would otherwise be very straightforward, except it also includes a claim that the reason for the seizure is not that I failed to declare an importation, but that the Minister of Public Safety and Emergency Preparedness (responsible for the seizure and Decision) wants to cover up a scheme to facilitate money laundering. The money laundering claim is based on the "Precious Metals Memo" bit of evidence [5], in which the CBSA  identifies precious metal currency (coins) and financial instruments (gold bars), and instructs Border Services Officers to specifically avoid reporting them as importation of currency. (Note that although the attached memo makes passing reference to the Excise Tax Act, it fails to point out the definition of "financial instrument", which includes the "precious metals" at [6]</text:p>
      <text:p text:style-name="Text_20_body">3. I would like to make a much stronger case than "bias", although even if the judge has the strongest possible interest (eg, being a party to the claim, or unofficially representing the party), this can still be described as "bias", which is a politically correct alternative to "bribe", which is the word I intend to use and prove.</text:p>
      <text:p text:style-name="Text_20_body">To answer your questions:</text:p>
      <text:p text:style-name="Text_20_body">1. The audience would be:</text:p>
      <text:list xml:id="list823602760692643774" text:style-name="L1">
        <text:list-item>
          <text:p text:style-name="P4">The Parliament of Canada, specifically the "House of Commons Standing Committee on Justice and Human Rights" [10] </text:p>
        </text:list-item>
        <text:list-item>
          <text:p text:style-name="P4">The Senate (I don't know specifically who with it, yet)</text:p>
        </text:list-item>
        <text:list-item>
          <text:p text:style-name="P1">All Canadians </text:p>
        </text:list-item>
      </text:list>
      <text:p text:style-name="Text_20_body">Expressly, the audience is not:</text:p>
      <text:list xml:id="list5023821371814558875" text:style-name="L2">
        <text:list-item>
          <text:p text:style-name="P5">The Government or any Minister </text:p>
        </text:list-item>
        <text:list-item>
          <text:p text:style-name="P5">the Canadian Judicial Council </text:p>
        </text:list-item>
        <text:list-item>
          <text:p text:style-name="P2">Upper Canada Law Society</text:p>
        </text:list-item>
      </text:list>
      <text:p text:style-name="Text_20_body">Although these parties ought to be very interested, and are directly affected, and able to bring about most of the change I seek, it appears to me that they are beneficiaries of the problem I'm reporting, and thus are interested in downplaying my request. Also the language and rigor I'd have to use when addressing them is technical beyond my ability. I can rigorously prove my point using fairly "informed" language, but these parties would be able to easily out-speak me with more pretentious language than I can manage. Besides, my goal is to inform Canadians that our democracy does not work in practice as the majority believes (in theory).</text:p>
      <text:p text:style-name="Text_20_body">2. The things I would be asking the Parliament for follow. Note that these do not directly resolve my "four coins" proceeding, but if some of the changes I seek were done, my proceeding would naturally become "unstuck" from PG, and may be able to proceed along exiting procedural paths in <text:soft-page-break/>the Federal Court. Ie, my problem would be solved indirectly.</text:p>
      <text:list xml:id="list4263910133650284195" text:style-name="L3">
        <text:list-item>
          <text:p text:style-name="P6">Removal of PG from the office of judge of Federal Court (by extension he would be removed from the "Court Martial Appeal Court of Canada", where he was also appointed). Note that the double "Court" is not a misquote of the institution's title. Rather, it awkwardly acks that "Appeal Court" is an actual court of justice, while "Court Martial" is not a court, but a decision maker within the National Defense Department (ie, Government of Canada). </text:p>
        </text:list-item>
        <text:list-item>
          <text:p text:style-name="P6">Repeal section 119(2) from the Criminal Code [11]. This section says that people cannot be brought to court for judicial bribery without the written consent of the Attorney General. Its effect is that it allows a government which is willing to bribe lawyers like PG into office, to offer them the guarantee that they would not be charged for accepting the bribe. This guarantee is an essential currency that a lawyer would want in exchange for taking the bribe. There are two things that are "given or offered to a judge" in section 119(1)(b): a. the office/job itself, b. valuable consideration, which is for example healthcare insurance benefits. The government offers to would be candidates, Insurance benefits to entice them to apply through the government for such an "appointment" [12]. Note that some allowances are quoted as being pursuant the Judges Act, such as travel allowances, moving costs, etc, but others (the Public Service Health Care Plan, Public Service Dental Care Plan, Basic Life Insurance, Accidental Death and Dismemberment Insurance, Dependant's Insurance, etc) are not. They are offered as part of a "Judges Plan" and "paid by the federal government". At section 3(f) of [12], "Living Benefit", the goverments regards judges as goverment employees for the purposes of benefits under the "Government Employees Compensation Act" </text:p>
          <text:list>
            <text:list-item>
              <text:p text:style-name="P6">I must note that the legal way for becoming a Federal Court judge is not by applying to the Minister of Justice for the position, but by becoming known to the Governor General, who has the exclusive power to appoint judges. The lawyer should simply write to the Governor, indicating availability to serve, which implies the willingness to take the oath required under the Federal Courts Act. </text:p>
            </text:list-item>
            <text:list-item>
              <text:p text:style-name="P6">I also note that the power to appoint comes with the discretion to appoint, given specified limitations. In other words, whoever has the power to appoint (the Governor General in this case), can exercise their discretion, and could even appoint their husband or children as judges. They would have to make sure they don't fall foul of the bribery section. In fact, a conscientious appointer would select someone they know in some way. It would be crazy to appoint an unknown person. If the Gov. General thought their own lawyer would be the best fit of all candidates available, they have the discretion to appoint them. This invites the question of independence, which I would that the judge ought to be independent <text:span text:style-name="T1">of the parties</text:span> in a dispute. So, for every dispute that does not involve the Gov General, his/her own lawyer would be independent of the parties. Independence ought to be evaluated not in a vacuum, but with respect to the parties who would be affected by the judge's ruling. </text:p>
            </text:list-item>
          </text:list>
        </text:list-item>
        <text:list-item>
          <text:p text:style-name="P6">Rename the "Department of Justice" to "Legal Department" or similar, which does not include the word "Justice". The wording "Department of Justice" and "Minister of Justice" suggest to an uninformed layperson that the Minister or Department is somehow a "source of justice", when in fact they are "subject to justice". The Minister of Justice responsibilities are roughly speaking, keeping the lights on in the courts (ie, provisioning the services necessary for a dignified carrying of justice), and administration of justice (transporting inmates, hiring/training prosecutors, security personel, etc). He is not responsible for "being justice" or "appointing judges" or "instructing judges" or anything to do with judges, but for ensuring judges have a place to do the work and that appearances in front of judges can occur. This minister also has the adjacent responsibility of "Attorney General" under which he is responsible for giving legal advice to the Government, and for representing the Government (Crown)'s interest in front of judges. The term "Department of Justice" is at this point ingrained in people's minds, which allows the Minister to overtly make appointments <text:soft-page-break/>that the legislation does not empower him to make. Nobody bats an eye at a politician appointing a judge, knowing ahead of time what dispute he needs to participate in, in the morning, then arguing that dispute in the afternoon. This is in big part due a well chosen, but poorly understood role. </text:p>
        </text:list-item>
        <text:list-item>
          <text:p text:style-name="P6">In 2022 in the Budget bill C-19, the goverment renamed prothonotaries to "associate judge". I would ask this be reverted for reasons similar to above. An uninformed person may believe a prothonotary is a judge and has all the powers of a judge, which is not true. The old term, "prothonotary", made it clear that these positions are not judges. It is true that in some specified circumstances, prothonotaries are to act with the same powers of judges, but not in all circumstances. This renaming blurs the lines of the roles played by the various participants in the justice system. </text:p>
        </text:list-item>
        <text:list-item>
          <text:p text:style-name="P6">similar to 4, in every legislation where the word "judge" occcurs, the term should be changed to not include "judge" if it does not refer to a position that the Judges Act applies to. In short, if the provisions of the Judges Act do not apply, then that position is not a "judge" and should not be refered as such. This includes the term "military judge" in the National Defense Act. The Judges Act does not apply to these "judges". The Judges Act deals mainly with pay of judges, and military "judges" pay is set by the Treasury Board of the government, and not by Parliament (which sets the rates of pay in the Judges Act). </text:p>
        </text:list-item>
        <text:list-item>
          <text:p text:style-name="P3">This would supersede 5 above, but I would ask that the system of "military justice" implemented in the National Defense Act (and tuned, refined, in no small part, by PG's ideas and drafts), be abandoned as a failed experiment, with reference to  [13], [14], [15], [16] . Particularly important are [17] (second "independent" review) and [18] (third review). [17] was guided by PG and Col Michael Gibson, who were Deputy Judge Advocate General Chief of Staff and Deputy Judge Advocate General-Military Justice) at the time. Ie, the "independent" review was crafted with the participation of the CAF prosecutors. It found that the CAF is a perfectly balanced and fair military system with no exploits at all. I find that the involvement of these lawyers in a review which was to be independent demonstrates unethical conduct, and regard both as demostrated liars. The third review, written without their participation, reveals huge problems in the CAF "justice" systems. These problems were not new, but had been reported before, even in the 1990's. PG's role was in the 2nd review was to cover up wide ranging injustice. Just prior to his Federal Court appointment, PG advocated [19] to the United Nations "Expert Consultation on the Administration of Justice Through Military Tribunals" [20] his vision that the style of military justice that he was instrumental in creating in Canada ought to be integrated into civilian justice systems. I believe he sees his role in the Federal Court as integrating military justice into Canada's civil justice. His conduct so far is consistent with this perceived role. I note that in Canada's democracy, the job judges must do is given by Parliament, and not taken as a personal initiative by individual judges. That is to say, even if Canada's justice system is not perfect, and individual judges disagree with parts of it, they must still do the job as Parliament requires, and not how they think it would be better for Canada. To do otherwise is dictatorship, which PG demonstrates in several occasions. I can elaborate separately. This request is in itself a large undertaking, and relies in part to practices PG brought to the Federal Court (becoming 'seized' to proceedings, ignoring rules, overlooking that he is not impartial, but the government's own lawyer, and many others). There are many stakeholders and ingrained opinion, and it is not helped by perceived self-criticism like [16] which create the illusion that admission of problems means improvements are coming. [16] does propose following the examples of other democracies for abandoning military justice in the peace time, like Belgium, Germany, Austria, Sweden and France. I would consider that solution to be very good, and it has the benefit of there existing a lot of documentation on how the transition was done. The issue of military justice is a barrel of snakes, that I'm almost certain I cannot take on myself, but at the same time, I should add my best researched input on the occasion of the PG other requests, since it correlates very tightly. I'd just be adding to the <text:soft-page-break/>opinion that abolishing military courts in peacetime is needed.</text:p>
        </text:list-item>
      </text:list>
      <text:p text:style-name="Text_20_body"/>
      <text:p text:style-name="Text_20_body">[1] How does military justice relate to my issue?</text:p>
      <text:p text:style-name="Text_20_body">The manner in which my proceeding is handled is effectively military. Here is some evidence:</text:p>
      <text:p text:style-name="Text_20_body">1a. The Federal Courts Act [21] requires at s.15(1) that judges conduct the business of the court "subject to the Rules". The Federal Court Rules are written by a Rules Committee and are approved by the Governor in Council (per s.45 of Federal Courts Act [21]), and laid before Parliament. By contrast, Martial Court rules (of procedure) [22] are made by the Chief Military Judge. Effectively, the procedure in martial court is whatever the lawyers agree to follow. An example would be illuminating. A motion in the Federal Court is, by the Rules, required to prove specific criteria in order to be granted. The FCR rules say not only what kind of motions are possible to invoke in that court, but what the criteria for accepting the motions are. Every civil court has different rules for its various proceedings, although some rules are similar or even identical. There are no such rules of procedure set for the Martial Court.</text:p>
      <text:p text:style-name="Text_20_body">1b. In my proceeding, and others, PG consistently avoids the Rules of the court. Even the FCA agreed, at [8], para 24-29. My FCA appeal sought to quash PG's judgements on the ground that he failed to follow the Rules of the Court. Rule 101, to be exact. This was the only thing asked of the FCA. The FCA's judgment also contemplates the claims that were brought in the first instance, ie, relating to coins, currency, reporting requirements, etc, while acknowledging at 58 that 60 that arguments were not made by either myself (as plaintiff) or the government (as defendant) on many of the claims. In other words, the only issue before the FCA was whether the FC (ie, PG) had made an error in not following the rules. If it found the rules were followed, his judgment should not have been disturbed. If it found an error was made, the PG's judgement should have been quashed. Nothing further was needed. However, the FCA endulged in opining on the interesting question that were only for the Minister of Public Safety and Emergency Preparedness to entertain (ie, whether the "coins were goods"). It was like a postal worker getting distracted by the content of an envelope when the only question to be answered was if postage and addressing were sufficient.</text:p>
      <text:p text:style-name="Text_20_body">1c. R v. Hoekstra 2017 CMAC 5 [23] is one of two appeals before Court Martial Appeal Court where PG participated on a panel of 3 judges. He was not presiding, but was the one delivering the judgment. In this case PG completely ignored the role of the civilian court, and acted as if he were a military judge. In the Court Martial, Corp. Hoekstra was sentenced 60days imprisonment for three offenses. The Crown wanted a longer sentence. Gleeson delivered a 14month sentence. The role of the Court is not to be the decision maker of last resort, but to ensure that the decision maker makes decisions that are within his power and discretion to make. This means, the only thing the CMAC could do is to find that the sentence was within the Court Martial's power, was reasonable and just (not necessarily fair. "just" refers to reasons being given, being intelligible and defensible; these are all technical terms). If he found the decision was flawed, he should have set it aside and sent the matter back to the decision maker with reasons, for re-determination. If the decision was found reasonable, it should not be disturbed. However, substituting a different decision that the judge feels would have been more appropriate is simply not the role of the CMAC judge. It is the role of a military judge to make that decision anew, if the original decision was found defective. PG acted as the Crown's preferred military judge. If the original sentence was in error, with little doubt Corp Hoekstra should be entitled to present anew arguments on his new sentence. With little doubt, coming to the CMAC appeal, Corp Hoekstra was not prepared for this task, but instead, as Respondent to the appeal, came prepared to demonstrate why the judgment he was given from the Court Martial should not be disturbed. With little doubt, he did not even imagine that the CMAC had the ability or role to change CM's decision, and he'd walk out an even more punished man than he walked in. </text:p>
      <text:p text:style-name="Text_20_body"/>
      <text:p text:style-name="Text_20_body"><text:soft-page-break/></text:p>
      <text:p text:style-name="Text_20_body"><text:bookmark text:name="5"/>[5] https://drive.google.com/file/d/1X4F-sxaiaNyKrdpyQoe8uQfsCKIsdZ-p/view?usp=share_link</text:p>
      <text:p text:style-name="Text_20_body"><text:bookmark text:name="6"/>[6] Excise Tax Act, RSC 1985, c E-15, s 123, &lt;https://canlii.ca/t/7vfn#sec123&gt;, retrieved on 2023-05-05"</text:p>
      <text:p text:style-name="Text_20_body"><text:bookmark text:name="7"/>[7] Hociung v. Canada (Public Safety and Emergency Preparedness), 2018 FC 298 (CanLII), [2018] 4 FCR 82, at para 75, &lt;https://canlii.ca/t/hrbg0#par75&gt;, retrieved on 2023-05-05</text:p>
      <text:p text:style-name="Text_20_body"><text:bookmark text:name="8"/>[8] Hociung v. Canada (Public Safety and Emergency Preparedness), 2019 FCA 214 (CanLII), [2020] 2 FCR 70, at para 64, &lt;https://canlii.ca/t/j1vs6#par64&gt;, retrieved on 2023-05-05</text:p>
      <text:p text:style-name="Text_20_body"><text:bookmark text:name="9"/>[9] PG's "seized" statement here</text:p>
      <text:p text:style-name="Text_20_body"><text:bookmark text:name="10"/>[10] https://www.ourcommons.ca/Committees/en/JUST</text:p>
      <text:p text:style-name="Text_20_body"><text:bookmark text:name="11"/>[11] https://laws-lois.justice.gc.ca/eng/acts/C-46/page-19.html?txthl=bribery+attorney+general#s-119</text:p>
      <text:p text:style-name="Text_20_body">[12] https://www.fja-cmf.gc.ca/appointments-nominations/guideCandidates-eng.html#Benefits</text:p>
      <text:p text:style-name="Text_20_body">[13] https://www.canada.ca/content/dam/dnd-mdn/migration/assets/FORCES_Internet/docs/en/jag/court-martial-comprehensive-review-interim-report-21july2017.pdf</text:p>
      <text:p text:style-name="Text_20_body">[14] https://brill.com/display/book/9789004338258/B9789004338258-s009.xml</text:p>
      <text:p text:style-name="Text_20_body">[15] https://www.ourcommons.ca/DocumentViewer/en/36-1/NDVA/report-3/page-168</text:p>
      <text:p text:style-name="Text_20_body">[16] https://military-justice.ca/wp-content/uploads/2018/12/Best-Before-Date.pdf (by Tim Dunne)</text:p>
      <text:p text:style-name="Text_20_body">[17] https://military-justice.ca/wp-content/uploads/2018/12/07_LeSage_Report1.pdf "The LeSage report"</text:p>
      <text:p text:style-name="Text_20_body">[18] https://military-justice.ca/wp-content/uploads/2021/01/Submission.pdf "The Dunne report"</text:p>
      <text:p text:style-name="Text_20_body">[19] https://www.ohchr.org/en/expert-consultation-administration-justice-through-military-tribunals-24-november-2014-room-xix</text:p>
      <text:p text:style-name="Text_20_body">[20] https://www.ohchr.org/sites/default/files/Documents/Issues/AdministrationJustice/Consultation2014/PatrickGleeson.docx</text:p>
      <text:p text:style-name="Text_20_body">[21] https://laws-lois.justice.gc.ca/eng/acts/f-7/page-2.html#h-239385</text:p>
      <text:p text:style-name="Text_20_body">[22] https://www.canada.ca/en/chief-military-judge/services/consult-legal-resources/rules-practice.html</text:p>
      <text:p text:style-name="P7">[23] <text:span text:style-name="T3">R. v. Hoekstra, 2017 CMAC 5 (CanLII), 8 CMAR 212, &lt;</text:span><text:a xlink:type="simple" xlink:href="https://canlii.ca/t/h56px" text:style-name="Internet_20_link" text:visited-style-name="Visited_20_Internet_20_Link"><text:span text:style-name="T4">https://canlii.ca/t/h56px</text:span></text:a><text:span text:style-name="T3">&gt;, retrieved on 2023-05-05</text:span></text:p>
      <text:p text:style-name="Text_20_body">On 5/4/2023 7:19 PM, Steffen Lindner wrote:</text:p>
      <text:p text:style-name="Quotations">Hi Radu,<text:line-break/><text:line-break/>It sounds like the paper you are writing is taking up a lot of your "mental cycles" and is causing you quite a bit of stress.  I know there was more you wanted to discuss when our lunch meeting was cut off.  I want to see if I understand correctly.  Here is what I believe the situation to be:</text:p>
      <text:list xml:id="list5506222106906746337" text:style-name="L4">
        <text:list-item>
          <text:p text:style-name="P10">What you are planning to write is in response to you losing the appeal. </text:p>
        </text:list-item>
        <text:list-item>
          <text:p text:style-name="P10">There is no court to hear you after the Supreme Court passed on it. </text:p>
        </text:list-item>
        <text:list-item>
          <text:p text:style-name="P10">The judge who ruled on your case was biased. </text:p>
        </text:list-item>
        <text:list-item>
          <text:p text:style-name="P10"><text:soft-page-break/>You have identified the system to be broken, or, at the very least, to not be just. </text:p>
        </text:list-item>
        <text:list-item>
          <text:p text:style-name="P8">You want to take this to the House of Commons or some other part of the government. </text:p>
        </text:list-item>
      </text:list>
      <text:p text:style-name="Quotations">Let me know how my assumptions are wrong, please.  I may be way off base here.<text:line-break/><text:line-break/>I also have some questions for you:</text:p>
      <text:list xml:id="list1365521896954556725" text:style-name="L5">
        <text:list-item>
          <text:p text:style-name="P11">Who is the intended audience of your paper? </text:p>
          <text:list>
            <text:list-item>
              <text:p text:style-name="P11">The prime minister?  A certain minister?  Parliament in general? </text:p>
            </text:list-item>
            <text:list-item>
              <text:p text:style-name="P11">Is there an actual channel for the target to get and read your paper?</text:p>
            </text:list-item>
          </text:list>
        </text:list-item>
        <text:list-item>
          <text:p text:style-name="P9">Are you asking for something or are you just trying to point out the flaws with the system? </text:p>
        </text:list-item>
      </text:list>
      <text:p text:style-name="Quotations">I am sure I am missing tons of important details.  Feel free to fill me in.<text:line-break/><text:line-break/>Cheers,<text:line-break/>Steff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Myriad Web', Verdana,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4S</meta:editing-duration>
    <meta:editing-cycles>3</meta:editing-cycles>
    <meta:generator>OpenOffice/4.1.10$Win32 OpenOffice.org_project/4110m2$Build-9807</meta:generator>
    <dc:date>2023-05-05T23:23:36.50</dc:date>
    <meta:document-statistic meta:table-count="0" meta:image-count="0" meta:object-count="0" meta:page-count="7" meta:paragraph-count="69" meta:word-count="4018" meta:character-count="24667"/>
    <dc:creator>Radu Hociung</dc:creator>
    <meta:user-defined meta:name="Info 1"/>
    <meta:user-defined meta:name="Info 2"/>
    <meta:user-defined meta:name="Info 3"/>
    <meta:user-defined meta:name="Info 4"/>
  </office:meta>
</office:document-meta>
</file>